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/>
    <style:style style:name="T8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Shokyu</text:span></text:h>
      <text:p text:style-name="Normal"/>
      <text:p text:style-name="Normal"/>
      <text:list text:style-name="LFO1" text:continue-numbering="true">
        <text:list-item>
          <text:p text:style-name="P3">Standing</text:p>
        </text:list-item>
        <text:list-item>
          <text:p text:style-name="P4">Sitting seiza</text:p>
        </text:list-item>
        <text:list-item>
          <text:p text:style-name="P5">Sitting cross legged (Agura)</text:p>
        </text:list-item>
        <text:list-item>
          <text:p text:style-name="P6">Putting out one hand (Palm facing down)</text:p>
        </text:list-item>
        <text:list-item>
          <text:p text:style-name="P7"><text:span text:style-name="T8">Breathing exercise sitting seiza (Kokyuho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1:44:00Z</meta:creation-date>
    <dc:date>2011-12-04T08:22:00Z</dc:date>
    <meta:print-date>2011-12-04T08:22:00Z</meta:print-date>
    <meta:template xlink:href="Normal" xlink:type="simple"/>
    <meta:editing-cycles>7</meta:editing-cycles>
    <meta:editing-duration>PT360S</meta:editing-duration>
    <meta:document-statistic meta:page-count="1" meta:paragraph-count="1" meta:word-count="22" meta:character-count="143" meta:row-count="1" meta:non-whitespace-character-count="122"/>
  </office:meta>
</office:document-meta>
</file>